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17_12-21-47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1.418762 E-139-34-43.83178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17_15-55-58_000.jpg</text:p>
          </table:table-cell>
          <table:table-cell table:style-name="ce4" office:value-type="string">
            <text:p>:m RES 1*3 / free# JVEMV6 68#_42 / 68. theoretical-physics(tp) / w=(λ∧μ=A*σ_n);,topics=~,other=?+,s=~,i=~,doc=r-4-1~5</text:p>
          </table:table-cell>
          <table:table-cell table:style-name="ce4"/>
          <table:table-cell table:style-name="ce4"/>
          <table:table-cell table:style-name="ce4" office:value-type="string">
            <text:p>N-35-35-21.418762 E-139-34-43.831787</text:p>
          </table:table-cell>
          <table:table-cell table:style-name="ce38" table:formula="of:=IF([.E3]=&quot;&quot;;[.C3];CONCATENATE([.C3];&quot; / &quot;;[.E3]))" office:value-type="string" office:string-value=":m RES 1*3 / free# JVEMV6 68#_42 / 68. theoretical-physics(tp) / w=(λ∧μ=A*σ_n);,topics=~,other=?+,s=~,i=~,doc=r-4-1~5">
            <text:p>:m RES 1*3 / free# JVEMV6 68#_42 / 68. theoretical-physics(tp) / w=(λ∧μ=A*σ_n);,topics=~,other=?+,s=~,i=~,doc=r-4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17_15-56-22_000.jpg</text:p>
          </table:table-cell>
          <table:table-cell table:style-name="ce19" office:value-type="string">
            <text:p>:m RES 2*3 / free# JVEMV6 68#_42 / 68. theoretical-physics(tp) / w=(λ∧μ=(*λ,μ)*σ_n);ホッジ作用素,topics=~,other=~,s=~,i=~,doc=r-4-1~5#3</text:p>
          </table:table-cell>
          <table:table-cell table:style-name="ce19"/>
          <table:table-cell table:style-name="ce4"/>
          <table:table-cell table:style-name="ce4" office:value-type="string">
            <text:p>N-35-35-24.563598 E-139-34-55.257568</text:p>
          </table:table-cell>
          <table:table-cell table:style-name="ce38" table:formula="of:=IF([.E4]=&quot;&quot;;[.C4];CONCATENATE([.C4];&quot; / &quot;;[.E4]))" office:value-type="string" office:string-value=":m RES 2*3 / free# JVEMV6 68#_42 / 68. theoretical-physics(tp) / w=(λ∧μ=(*λ,μ)*σ_n);ホッジ作用素,topics=~,other=~,s=~,i=~,doc=r-4-1~5#3">
            <text:p>:m RES 2*3 / free# JVEMV6 68#_42 / 68. theoretical-physics(tp) / w=(λ∧μ=(*λ,μ)*σ_n);ホッジ作用素,topics=~,other=~,s=~,i=~,doc=r-4-1~5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17_15-57-05_000.jpg</text:p>
          </table:table-cell>
          <table:table-cell table:style-name="ce19" office:value-type="string">
            <text:p>:m RES 3*3 / free# JVEMV6 68#_42 / 68. theoretical-physics(tp) / w=((σ_n,β)=(σ_n,σ_n)=1);,topics=~,other=orig+,s=~,i=~,doc=r-4-1~5#5.2</text:p>
          </table:table-cell>
          <table:table-cell table:style-name="ce20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5]=&quot;&quot;;[.C5];CONCATENATE([.C5];&quot; / &quot;;[.E5]))" office:value-type="string" office:string-value=":m RES 3*3 / free# JVEMV6 68#_42 / 68. theoretical-physics(tp) / w=((σ_n,β)=(σ_n,σ_n)=1);,topics=~,other=orig+,s=~,i=~,doc=r-4-1~5#5.2">
            <text:p>:m RES 3*3 / free# JVEMV6 68#_42 / 68. theoretical-physics(tp) / w=((σ_n,β)=(σ_n,σ_n)=1);,topics=~,other=orig+,s=~,i=~,doc=r-4-1~5#5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17_21-00-06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18_01-42-04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7]=&quot;&quot;;[.C7];CONCATENATE([.C7];&quot; / &quot;;[.E7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18_07-20-43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9.081726 E-139-34-49.270019</text:p>
          </table:table-cell>
          <table:table-cell table:style-name="ce38" table:formula="of:=IF([.E8]=&quot;&quot;;[.C8];CONCATENATE([.C8];&quot; / &quot;;[.E8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18_07-20-54_000.jpg</text:p>
          </table:table-cell>
          <table:table-cell table:style-name="ce17" office:value-type="string">
            <text:p>:m :? #*# / topic=宗教関連 / content=「神の名をみだりに口にしない」、「不立文字」、異同、関係 ||| :m :? #*# / topic=哲学、神学；倫理 / content=「正しさ」とは何か？主が正しいことを、いかにして、私は知るのか？</text:p>
          </table:table-cell>
          <table:table-cell table:style-name="ce17"/>
          <table:table-cell table:style-name="ce4"/>
          <table:table-cell table:style-name="ce4" office:value-type="string">
            <text:p>N-35-35-29.081726 E-139-34-49.270019</text:p>
          </table:table-cell>
          <table:table-cell table:style-name="ce38" table:formula="of:=IF([.E9]=&quot;&quot;;[.C9];CONCATENATE([.C9];&quot; / &quot;;[.E9]))" office:value-type="string" office:string-value=":m :? #*# / topic=宗教関連 / content=「神の名をみだりに口にしない」、「不立文字」、異同、関係 ||| :m :? #*# / topic=哲学、神学；倫理 / content=「正しさ」とは何か？主が正しいことを、いかにして、私は知るのか？">
            <text:p>:m :? #*# / topic=宗教関連 / content=「神の名をみだりに口にしない」、「不立文字」、異同、関係 ||| :m :? #*# / topic=哲学、神学；倫理 / content=「正しさ」とは何か？主が正しいことを、いかにして、私は知るのか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18_07-28-10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3.025512 E-139-36-2.109375</text:p>
          </table:table-cell>
          <table:table-cell table:style-name="ce38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8">2021/07/18</text:date>, <text:time>08:57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18T08:57:59.52</dc:date>
    <dc:creator>iwabuchi ken</dc:creator>
    <meta:editing-duration>P35DT4H21M43S</meta:editing-duration>
    <meta:editing-cycles>12950</meta:editing-cycles>
    <meta:document-statistic meta:table-count="1" meta:cell-count="353" meta:object-count="0"/>
  </office:meta>
</office:document-meta>
</file>